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0%"/>
      <style:text-properties style:font-name="Arial" fo:font-size="10pt" officeooo:rsid="002090ec" officeooo:paragraph-rsid="002090ec" style:font-size-asian="10pt" style:font-size-complex="10pt"/>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ourier New" fo:font-size="10pt" style:font-size-asian="10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4" style:family="paragraph" style:parent-style-name="Standard" style:master-page-name="">
      <style:paragraph-properties fo:margin-left="0cm" fo:margin-right="-1.101cm" fo:margin-top="0cm" fo:margin-bottom="0cm" loext:contextual-spacing="false" fo:line-height="100%" fo:text-align="start" style:justify-single-word="false" fo:text-indent="0cm" style:auto-text-indent="false" style:page-number="auto"/>
    </style:style>
    <style:style style:name="P5" style:family="paragraph" style:parent-style-name="Standard">
      <style:paragraph-properties fo:margin-top="0cm" fo:margin-bottom="0.199cm" loext:contextual-spacing="false" fo:line-height="120%"/>
      <style:text-properties style:font-name="Arial" fo:font-size="10pt" officeooo:rsid="0025fa33" officeooo:paragraph-rsid="002fa45f" style:font-size-asian="10pt" style:font-size-complex="10pt"/>
    </style:style>
    <style:style style:name="P6" style:family="paragraph" style:parent-style-name="Standard">
      <style:paragraph-properties fo:margin-top="0cm" fo:margin-bottom="0.199cm" loext:contextual-spacing="false" fo:line-height="120%"/>
      <style:text-properties style:font-name="Arial" fo:font-size="10pt" officeooo:paragraph-rsid="0030da0d" style:font-size-asian="10pt" style:font-size-complex="10pt"/>
    </style:style>
    <style:style style:name="P7" style:family="paragraph" style:parent-style-name="Standard">
      <style:paragraph-properties fo:margin-top="0cm" fo:margin-bottom="0.199cm" loext:contextual-spacing="false" fo:line-height="120%"/>
      <style:text-properties style:font-name="Arial" fo:font-size="10pt" officeooo:rsid="003277ce" officeooo:paragraph-rsid="003277ce" style:font-size-asian="8.75pt" style:font-size-complex="10pt"/>
    </style:style>
    <style:style style:name="P8" style:family="paragraph" style:parent-style-name="Standard">
      <style:paragraph-properties fo:margin-top="0cm" fo:margin-bottom="0.199cm" loext:contextual-spacing="false" fo:line-height="120%"/>
      <style:text-properties style:font-name="Arial" fo:font-size="10pt" officeooo:rsid="0033ee09" officeooo:paragraph-rsid="0033ee09" style:font-size-asian="8.75pt" style:font-size-complex="10pt"/>
    </style:style>
    <style:style style:name="P9" style:family="paragraph" style:parent-style-name="Standard">
      <style:paragraph-properties fo:margin-top="0cm" fo:margin-bottom="0.199cm" loext:contextual-spacing="false" fo:line-height="120%"/>
      <style:text-properties style:font-name="Arial" fo:font-size="10pt" officeooo:rsid="0034d1ba" officeooo:paragraph-rsid="0034d1ba" style:font-size-asian="8.75pt" style:font-size-complex="10pt"/>
    </style:style>
    <style:style style:name="P10" style:family="paragraph" style:parent-style-name="Standard">
      <style:paragraph-properties fo:margin-top="0cm" fo:margin-bottom="0.199cm" loext:contextual-spacing="false" fo:line-height="120%"/>
      <style:text-properties style:font-name="Arial" fo:font-size="10pt" officeooo:rsid="0034d1ba" officeooo:paragraph-rsid="00365a2f" style:font-size-asian="8.75pt" style:font-size-complex="10pt"/>
    </style:style>
    <style:style style:name="P11" style:family="paragraph" style:parent-style-name="Standard">
      <style:paragraph-properties fo:margin-top="0cm" fo:margin-bottom="0.199cm" loext:contextual-spacing="false" fo:line-height="120%"/>
      <style:text-properties style:font-name="Arial" fo:font-size="10pt" officeooo:rsid="00365a2f" officeooo:paragraph-rsid="00365a2f" style:font-size-asian="8.75pt" style:font-size-complex="10pt"/>
    </style:style>
    <style:style style:name="P12" style:family="paragraph" style:parent-style-name="Standard">
      <style:paragraph-properties fo:margin-top="0cm" fo:margin-bottom="0.199cm" loext:contextual-spacing="false" fo:line-height="120%"/>
      <style:text-properties style:font-name="Arial" fo:font-size="10pt" officeooo:rsid="00398fc8" officeooo:paragraph-rsid="00398fc8" style:font-size-asian="8.75pt" style:font-size-complex="10pt"/>
    </style:style>
    <style:style style:name="P13" style:family="paragraph" style:parent-style-name="Standard">
      <style:paragraph-properties fo:margin-top="0cm" fo:margin-bottom="0.199cm" loext:contextual-spacing="false" fo:line-height="120%"/>
      <style:text-properties style:font-name="Arial" fo:font-size="14pt" officeooo:rsid="0030b694" officeooo:paragraph-rsid="0030b694" style:font-size-asian="12.25pt" style:font-size-complex="14pt"/>
    </style:style>
    <style:style style:name="P14" style:family="paragraph" style:parent-style-name="Standard">
      <style:paragraph-properties fo:margin-top="0cm" fo:margin-bottom="0.199cm" loext:contextual-spacing="false" fo:line-height="120%"/>
      <style:text-properties style:font-name="Arial" fo:font-size="14pt" officeooo:rsid="003238f8" officeooo:paragraph-rsid="003238f8" style:font-size-asian="12.25pt" style:font-size-complex="14pt"/>
    </style:style>
    <style:style style:name="P15" style:family="paragraph" style:parent-style-name="Standard">
      <style:paragraph-properties fo:margin-top="0cm" fo:margin-bottom="0.199cm" loext:contextual-spacing="false" fo:line-height="120%"/>
      <style:text-properties style:font-name="Arial" fo:font-size="14pt" officeooo:rsid="0034d1ba" officeooo:paragraph-rsid="0034d1ba" style:font-size-asian="12.25pt" style:font-size-complex="14pt"/>
    </style:style>
    <style:style style:name="P16" style:family="paragraph" style:parent-style-name="Standard">
      <style:paragraph-properties fo:margin-top="0cm" fo:margin-bottom="0.199cm" loext:contextual-spacing="false" fo:line-height="120%"/>
      <style:text-properties style:font-name="Arial" fo:font-size="14pt" officeooo:rsid="00365a2f" officeooo:paragraph-rsid="00365a2f" style:font-size-asian="12.25pt" style:font-size-complex="14pt"/>
    </style:style>
    <style:style style:name="P17" style:family="paragraph" style:parent-style-name="Standard">
      <style:paragraph-properties fo:margin-top="0cm" fo:margin-bottom="0.199cm" loext:contextual-spacing="false" fo:line-height="120%"/>
      <style:text-properties style:font-name="Arial" fo:font-size="14pt" officeooo:rsid="00398fc8" officeooo:paragraph-rsid="00398fc8" style:font-size-asian="12.25pt" style:font-size-complex="14pt"/>
    </style:style>
    <style:style style:name="P18" style:family="paragraph" style:parent-style-name="Standard">
      <style:paragraph-properties fo:margin-top="0cm" fo:margin-bottom="0.199cm" loext:contextual-spacing="false" fo:line-height="120%"/>
      <style:text-properties officeooo:paragraph-rsid="00365a2f"/>
    </style:style>
    <style:style style:name="P19" style:family="paragraph" style:parent-style-name="Standard">
      <style:paragraph-properties fo:margin-top="0cm" fo:margin-bottom="0.199cm" loext:contextual-spacing="false" fo:line-height="120%" fo:break-before="page"/>
      <style:text-properties style:font-name="Arial" fo:font-size="18pt" officeooo:rsid="0034d1ba" officeooo:paragraph-rsid="0034d1ba" style:font-size-asian="15.75pt" style:font-size-complex="18pt"/>
    </style:style>
    <style:style style:name="P20" style:family="paragraph" style:parent-style-name="Text_20_body">
      <style:paragraph-properties fo:margin-top="0cm" fo:margin-bottom="0.199cm" loext:contextual-spacing="false" fo:line-height="120%" fo:break-before="page"/>
      <style:text-properties style:font-name="Arial" fo:font-size="18pt" style:font-size-asian="18pt" style:font-size-complex="18pt"/>
    </style:style>
    <style:style style:name="P21" style:family="paragraph" style:parent-style-name="Text_20_body">
      <style:paragraph-properties fo:margin-top="0cm" fo:margin-bottom="0.199cm" loext:contextual-spacing="false" fo:line-height="120%" fo:break-before="page"/>
      <style:text-properties style:font-name="Arial" fo:font-size="18pt" officeooo:rsid="002cfd5e" officeooo:paragraph-rsid="002cfd5e" style:font-size-asian="15.75pt" style:font-size-complex="18pt"/>
    </style:style>
    <style:style style:name="P22" style:family="paragraph" style:parent-style-name="Text_20_body">
      <style:paragraph-properties fo:margin-top="0cm" fo:margin-bottom="0.199cm" loext:contextual-spacing="false" fo:line-height="120%"/>
      <style:text-properties style:font-name="Arial" fo:font-size="14pt" officeooo:rsid="0028a6ec" officeooo:paragraph-rsid="0028a6ec" style:font-size-asian="12.25pt" style:font-size-complex="14pt"/>
    </style:style>
    <style:style style:name="P23" style:family="paragraph" style:parent-style-name="Text_20_body">
      <style:paragraph-properties fo:margin-top="0cm" fo:margin-bottom="0.199cm" loext:contextual-spacing="false" fo:line-height="120%"/>
      <style:text-properties style:font-name="Arial" fo:font-size="14pt" officeooo:rsid="002cfd5e" officeooo:paragraph-rsid="002cfd5e" style:font-size-asian="12.25pt" style:font-size-complex="14pt"/>
    </style:style>
    <style:style style:name="P24" style:family="paragraph" style:parent-style-name="Text_20_body">
      <style:paragraph-properties fo:margin-top="0cm" fo:margin-bottom="0.199cm" loext:contextual-spacing="false" fo:line-height="120%"/>
      <style:text-properties style:font-name="Arial" fo:font-size="10pt" officeooo:rsid="002801aa" officeooo:paragraph-rsid="002801aa" style:font-size-asian="10pt" style:font-size-complex="10pt"/>
    </style:style>
    <style:style style:name="P25" style:family="paragraph" style:parent-style-name="Text_20_body">
      <style:paragraph-properties fo:margin-top="0cm" fo:margin-bottom="0.199cm" loext:contextual-spacing="false" fo:line-height="120%"/>
      <style:text-properties style:font-name="Arial" fo:font-size="10pt" officeooo:rsid="0028a6ec" officeooo:paragraph-rsid="0028a6ec" style:font-size-asian="8.75pt" style:font-size-complex="10pt"/>
    </style:style>
    <style:style style:name="P26" style:family="paragraph" style:parent-style-name="Text_20_body">
      <style:paragraph-properties fo:margin-top="0cm" fo:margin-bottom="0.199cm" loext:contextual-spacing="false" fo:line-height="120%"/>
      <style:text-properties style:font-name="Arial" fo:font-size="10pt" officeooo:rsid="0029cb07" officeooo:paragraph-rsid="0029cb07" style:font-size-asian="8.75pt" style:font-size-complex="10pt"/>
    </style:style>
    <style:style style:name="P27" style:family="paragraph" style:parent-style-name="Text_20_body">
      <style:paragraph-properties fo:margin-top="0cm" fo:margin-bottom="0.199cm" loext:contextual-spacing="false" fo:line-height="120%"/>
      <style:text-properties style:font-name="Arial" fo:font-size="10pt" officeooo:rsid="002b1057" officeooo:paragraph-rsid="002b1057" style:font-size-asian="8.75pt" style:font-size-complex="10pt"/>
    </style:style>
    <style:style style:name="P28" style:family="paragraph" style:parent-style-name="Text_20_body">
      <style:paragraph-properties fo:margin-top="0cm" fo:margin-bottom="0.199cm" loext:contextual-spacing="false" fo:line-height="120%"/>
      <style:text-properties style:font-name="Arial" fo:font-size="10pt" officeooo:rsid="002e6f41" officeooo:paragraph-rsid="002e6f41" style:font-size-asian="8.75pt" style:font-size-complex="10pt"/>
    </style:style>
    <style:style style:name="P29" style:family="paragraph" style:parent-style-name="Text_20_body">
      <style:paragraph-properties fo:margin-top="0cm" fo:margin-bottom="0.199cm" loext:contextual-spacing="false" fo:line-height="120%"/>
      <style:text-properties style:font-name="Arial" fo:font-size="18pt" officeooo:rsid="002cfd5e" officeooo:paragraph-rsid="002cfd5e" style:font-size-asian="15.75pt" style:font-size-complex="18pt"/>
    </style:style>
    <style:style style:name="P30" style:family="paragraph" style:parent-style-name="Standard">
      <style:paragraph-properties fo:margin-top="0cm" fo:margin-bottom="0.199cm" loext:contextual-spacing="false" fo:line-height="120%"/>
      <style:text-properties style:font-name="Arial" fo:font-size="10pt" officeooo:rsid="0030b694" officeooo:paragraph-rsid="0030b694" style:font-size-asian="10pt" style:font-size-complex="10pt"/>
    </style:style>
    <style:style style:name="P31" style:family="paragraph" style:parent-style-name="Standard">
      <style:paragraph-properties fo:margin-top="0cm" fo:margin-bottom="0.199cm" loext:contextual-spacing="false" fo:line-height="120%"/>
      <style:text-properties style:font-name="Arial" fo:font-size="10pt" officeooo:rsid="003de3e0" officeooo:paragraph-rsid="003de3e0" style:font-size-asian="8.75pt" style:font-size-complex="10pt"/>
    </style:style>
    <style:style style:name="P32" style:family="paragraph" style:parent-style-name="Standard">
      <style:paragraph-properties fo:margin-top="0cm" fo:margin-bottom="0.199cm" loext:contextual-spacing="false" fo:line-height="120%"/>
      <style:text-properties style:font-name="Arial" fo:font-size="10pt" officeooo:rsid="0041c2e5" officeooo:paragraph-rsid="0041c2e5" style:font-size-asian="8.75pt" style:font-size-complex="10pt"/>
    </style:style>
    <style:style style:name="P33" style:family="paragraph" style:parent-style-name="Standard">
      <style:paragraph-properties fo:margin-top="0cm" fo:margin-bottom="0.199cm" loext:contextual-spacing="false" fo:line-height="120%"/>
      <style:text-properties style:font-name="Arial" fo:font-size="14pt" officeooo:rsid="003de3e0" officeooo:paragraph-rsid="003de3e0" style:font-size-asian="12.25pt" style:font-size-complex="14pt"/>
    </style:style>
    <style:style style:name="P34" style:family="paragraph" style:parent-style-name="Standard">
      <style:paragraph-properties fo:margin-top="0cm" fo:margin-bottom="0.199cm" loext:contextual-spacing="false" fo:line-height="120%" fo:break-before="page"/>
      <style:text-properties style:font-name="Arial" fo:font-size="18pt" officeooo:rsid="003c287a" officeooo:paragraph-rsid="003c287a" style:font-size-asian="15.75pt" style:font-size-complex="18pt"/>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Courier New" fo:font-size="10pt" style:font-size-asian="10pt"/>
    </style:style>
    <style:style style:name="P37" style:family="paragraph" style:parent-style-name="Standard" style:master-page-name="">
      <style:paragraph-properties fo:margin-left="0cm" fo:margin-right="1.101cm" fo:margin-top="0cm" fo:margin-bottom="0.199cm" loext:contextual-spacing="false" fo:line-height="120%" fo:text-indent="0cm" style:auto-text-indent="false" style:page-number="auto"/>
      <style:text-properties style:font-name="Arial" fo:font-size="10pt" officeooo:rsid="003de3e0" officeooo:paragraph-rsid="003de3e0" style:font-size-asian="8.75pt" style:font-size-complex="10pt"/>
    </style:style>
    <style:style style:name="P38"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3de3e0" officeooo:paragraph-rsid="003de3e0" style:font-size-asian="8.75pt" style:font-size-complex="10pt"/>
    </style:style>
    <style:style style:name="P39"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3e3802" officeooo:paragraph-rsid="003e3802" style:font-size-asian="8.75pt" style:font-size-complex="10pt"/>
    </style:style>
    <style:style style:name="P40"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3fbf04" officeooo:paragraph-rsid="003fbf04" style:font-size-asian="8.75pt" style:font-size-complex="10pt"/>
    </style:style>
    <style:style style:name="P41"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412908" officeooo:paragraph-rsid="00412908" style:font-size-asian="8.75pt" style:font-size-complex="10pt"/>
    </style:style>
    <style:style style:name="P42"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0pt" officeooo:rsid="0043a325" officeooo:paragraph-rsid="0043a325" style:font-size-asian="8.75pt" style:font-size-complex="10pt"/>
    </style:style>
    <style:style style:name="P43" style:family="paragraph" style:parent-style-name="Standard">
      <style:paragraph-properties fo:margin-left="0cm" fo:margin-right="1.101cm" fo:margin-top="0cm" fo:margin-bottom="0.199cm" loext:contextual-spacing="false" fo:line-height="120%" fo:text-indent="0cm" style:auto-text-indent="false"/>
      <style:text-properties style:font-name="Arial" fo:font-size="14pt" officeooo:rsid="003e3802" officeooo:paragraph-rsid="003e3802" style:font-size-asian="12.25pt" style:font-size-complex="14pt"/>
    </style:style>
    <style:style style:name="P44" style:family="paragraph" style:parent-style-name="Standard">
      <style:paragraph-properties fo:margin-left="0cm" fo:margin-right="1.101cm" fo:margin-top="0cm" fo:margin-bottom="0cm" loext:contextual-spacing="false" fo:line-height="120%" fo:text-indent="0cm" style:auto-text-indent="false"/>
      <style:text-properties style:font-name="Arial" fo:font-size="10pt" officeooo:rsid="0043a325" officeooo:paragraph-rsid="0043a325" style:font-size-asian="8.75pt" style:font-size-complex="10pt"/>
    </style:style>
    <style:style style:name="P45" style:family="paragraph" style:parent-style-name="Standard">
      <style:paragraph-properties fo:margin-left="0cm" fo:margin-right="1.101cm" fo:margin-top="0cm" fo:margin-bottom="0cm" loext:contextual-spacing="false" fo:line-height="120%" fo:text-indent="0cm" style:auto-text-indent="false"/>
      <style:text-properties style:font-name="Arial" fo:font-size="10pt" officeooo:rsid="003fbf04" officeooo:paragraph-rsid="003fbf04" style:font-size-asian="8.75pt" style:font-size-complex="10pt"/>
    </style:style>
    <style:style style:name="P46" style:family="paragraph" style:parent-style-name="Standard">
      <style:paragraph-properties fo:margin-left="0cm" fo:margin-right="1.101cm" fo:margin-top="0cm" fo:margin-bottom="0cm" loext:contextual-spacing="false" fo:line-height="120%" fo:text-indent="0cm" style:auto-text-indent="false"/>
      <style:text-properties style:font-name="Arial" fo:font-size="10pt" officeooo:rsid="00446a10" officeooo:paragraph-rsid="00446a10" style:font-size-asian="8.75pt" style:font-size-complex="10pt"/>
    </style:style>
    <style:style style:name="P47" style:family="paragraph" style:parent-style-name="Standard">
      <style:paragraph-properties fo:margin-left="0cm" fo:margin-right="1.101cm" fo:margin-top="0cm" fo:margin-bottom="0cm" loext:contextual-spacing="false" fo:line-height="120%" fo:text-indent="0cm" style:auto-text-indent="false"/>
      <style:text-properties officeooo:paragraph-rsid="0043a325"/>
    </style:style>
    <style:style style:name="P48" style:family="paragraph" style:parent-style-name="Standard">
      <style:paragraph-properties fo:margin-left="0cm" fo:margin-right="1.101cm" fo:margin-top="0cm" fo:margin-bottom="0cm" loext:contextual-spacing="false" fo:line-height="120%" fo:text-indent="0cm" style:auto-text-indent="false"/>
      <style:text-properties officeooo:paragraph-rsid="0046cdf9"/>
    </style:style>
    <style:style style:name="P49" style:family="paragraph" style:parent-style-name="Standard">
      <style:paragraph-properties fo:margin-left="0cm" fo:margin-right="1.101cm" fo:margin-top="0.199cm" fo:margin-bottom="0cm" loext:contextual-spacing="false" fo:line-height="120%" fo:text-indent="0cm" style:auto-text-indent="false" fo:break-before="page"/>
      <style:text-properties style:font-name="Arial" fo:font-size="18pt" officeooo:rsid="0046cdf9" officeooo:paragraph-rsid="0046cdf9" style:font-size-asian="15.75pt" style:font-size-complex="18pt"/>
    </style:style>
    <style:style style:name="P50" style:family="paragraph" style:parent-style-name="Standard">
      <style:paragraph-properties fo:margin-left="0cm" fo:margin-right="1.101cm" fo:margin-top="0.199cm" fo:margin-bottom="0cm" loext:contextual-spacing="false" fo:line-height="120%" fo:text-indent="0cm" style:auto-text-indent="false" fo:break-before="page"/>
      <style:text-properties style:font-name="Arial" fo:font-size="18pt" officeooo:rsid="004b85f0" officeooo:paragraph-rsid="004b85f0" style:font-size-asian="15.75pt" style:font-size-complex="18pt"/>
    </style:style>
    <style:style style:name="P51"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4pt" officeooo:rsid="0046cdf9" officeooo:paragraph-rsid="0046cdf9" style:font-size-asian="12.25pt" style:font-size-complex="14pt"/>
    </style:style>
    <style:style style:name="P52"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4pt" officeooo:rsid="0047728e" officeooo:paragraph-rsid="0047728e" style:font-size-asian="12.25pt" style:font-size-complex="14pt"/>
    </style:style>
    <style:style style:name="P53"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4pt" officeooo:rsid="0047b355" officeooo:paragraph-rsid="0047b355" style:font-size-asian="12.25pt" style:font-size-complex="14pt"/>
    </style:style>
    <style:style style:name="P54"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4pt" officeooo:rsid="004b85f0" officeooo:paragraph-rsid="004b85f0" style:font-size-asian="12.25pt" style:font-size-complex="14pt"/>
    </style:style>
    <style:style style:name="P55"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0pt" officeooo:rsid="0047728e" officeooo:paragraph-rsid="0047728e" style:font-size-asian="8.75pt" style:font-size-complex="10pt"/>
    </style:style>
    <style:style style:name="P56"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0pt" officeooo:rsid="0047b8f6" officeooo:paragraph-rsid="0047b8f6" style:font-size-asian="8.75pt" style:font-size-complex="10pt"/>
    </style:style>
    <style:style style:name="P57"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0pt" officeooo:rsid="00499633" officeooo:paragraph-rsid="00499633" style:font-size-asian="8.75pt" style:font-size-complex="10pt"/>
    </style:style>
    <style:style style:name="P58"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0pt" officeooo:rsid="004b85f0" officeooo:paragraph-rsid="004b85f0" style:font-size-asian="8.75pt" style:font-size-complex="10pt"/>
    </style:style>
    <style:style style:name="P59" style:family="paragraph" style:parent-style-name="Standard">
      <style:paragraph-properties fo:margin-left="0cm" fo:margin-right="1.101cm" fo:margin-top="0.199cm" fo:margin-bottom="0cm" loext:contextual-spacing="false" fo:line-height="120%" fo:text-indent="0cm" style:auto-text-indent="false"/>
      <style:text-properties style:font-name="Arial" fo:font-size="10pt" officeooo:rsid="004b85f0" officeooo:paragraph-rsid="004be826" style:font-size-asian="8.75pt" style:font-size-complex="10pt"/>
    </style:style>
    <style:style style:name="P60" style:family="paragraph" style:parent-style-name="Standard">
      <style:paragraph-properties fo:margin-top="0cm" fo:margin-bottom="0cm" loext:contextual-spacing="false" fo:line-height="100%"/>
      <style:text-properties style:font-name="Arial" fo:font-size="10pt" officeooo:rsid="0029cb07" officeooo:paragraph-rsid="003e3802" style:font-size-asian="8.75pt" style:font-size-complex="10pt"/>
    </style:style>
    <style:style style:name="P61" style:family="paragraph" style:parent-style-name="Standard">
      <style:paragraph-properties fo:margin-top="0cm" fo:margin-bottom="0cm" loext:contextual-spacing="false" fo:line-height="120%"/>
      <style:text-properties style:font-name="Arial" fo:font-size="10pt" officeooo:rsid="00398fc8" officeooo:paragraph-rsid="00398fc8" style:font-size-asian="8.75pt" style:font-size-complex="10pt"/>
    </style:style>
    <style:style style:name="P62" style:family="paragraph" style:parent-style-name="Standard">
      <style:paragraph-properties fo:margin-top="0cm" fo:margin-bottom="0cm" loext:contextual-spacing="false" fo:line-height="120%"/>
      <style:text-properties style:font-name="Arial" fo:font-size="10pt" officeooo:rsid="0033ee09" officeooo:paragraph-rsid="0033ee09" style:font-size-asian="8.75pt" style:font-size-complex="10pt"/>
    </style:style>
    <style:style style:name="P63" style:family="paragraph" style:parent-style-name="Standard">
      <style:paragraph-properties fo:margin-left="0cm" fo:margin-right="0cm" fo:text-align="start" style:justify-single-word="false"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properties officeooo:paragraph-rsid="0047b8f6"/>
    </style:style>
    <style:style style:name="P65" style:family="paragraph" style:parent-style-name="Standard">
      <style:paragraph-properties fo:margin-left="0cm" fo:margin-right="0cm" fo:text-align="start" style:justify-single-word="false" fo:text-indent="0cm" style:auto-text-indent="false"/>
      <style:text-properties style:font-name="Courier New" fo:font-size="10pt" style:font-size-asian="10pt"/>
    </style:style>
    <style:style style:name="P66"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T1" style:family="text">
      <style:text-properties officeooo:rsid="00192c14"/>
    </style:style>
    <style:style style:name="T2" style:family="text">
      <style:text-properties officeooo:rsid="002b1057"/>
    </style:style>
    <style:style style:name="T3" style:family="text">
      <style:text-properties fo:color="#000000" style:font-name="Courier New" fo:font-size="10pt" style:font-size-asian="10pt"/>
    </style:style>
    <style:style style:name="T4" style:family="text">
      <style:text-properties fo:color="#000000" style:font-name="Courier New" fo:font-size="10pt" style:font-size-asian="10pt"/>
    </style:style>
    <style:style style:name="T5" style:family="text">
      <style:text-properties fo:color="#000000" style:font-name="Courier New" fo:font-size="10pt" fo:font-style="italic" style:font-size-asian="10pt" style:font-style-asian="italic"/>
    </style:style>
    <style:style style:name="T6" style:family="text">
      <style:text-properties fo:color="#000000" style:font-name="Courier New" fo:font-size="10pt" fo:font-style="italic" style:font-size-asian="10pt" style:font-style-asian="italic"/>
    </style:style>
    <style:style style:name="T7" style:family="text">
      <style:text-properties fo:color="#000000" style:font-name="Courier New" fo:font-size="10pt" fo:background-color="#e8f2fe" loext:char-shading-value="0" style:font-size-asian="10pt"/>
    </style:style>
    <style:style style:name="T8" style:family="text">
      <style:text-properties fo:color="#000000" style:font-name="Courier New" style:font-size-asian="10pt"/>
    </style:style>
    <style:style style:name="T9" style:family="text">
      <style:text-properties fo:color="#000000" style:font-name="Courier New" style:font-size-asian="10pt"/>
    </style:style>
    <style:style style:name="T10" style:family="text">
      <style:text-properties fo:color="#000000" style:font-name="Courier New" fo:font-style="italic" style:font-size-asian="10pt" style:font-style-asian="italic"/>
    </style:style>
    <style:style style:name="T11" style:family="text">
      <style:text-properties fo:color="#6a3e3e" style:font-name="Courier New" fo:font-size="10pt" style:font-size-asian="10pt"/>
    </style:style>
    <style:style style:name="T12" style:family="text">
      <style:text-properties fo:color="#6a3e3e" style:font-name="Courier New" fo:font-size="10pt" style:font-size-asian="10pt"/>
    </style:style>
    <style:style style:name="T13" style:family="text">
      <style:text-properties fo:color="#6a3e3e" style:font-name="Courier New" style:font-size-asian="10pt"/>
    </style:style>
    <style:style style:name="T14" style:family="text">
      <style:text-properties fo:color="#6a3e3e" style:font-name="Courier New" style:font-size-asian="10pt"/>
    </style:style>
    <style:style style:name="T15" style:family="text">
      <style:text-properties fo:color="#2a00ff" style:font-name="Courier New" style:font-size-asian="10pt"/>
    </style:style>
    <style:style style:name="T16" style:family="text">
      <style:text-properties fo:color="#2a00ff" style:font-name="Courier New" officeooo:rsid="003e3802" style:font-size-asian="10pt"/>
    </style:style>
    <style:style style:name="T17" style:family="text">
      <style:text-properties fo:color="#2a00ff" style:font-name="Courier New" fo:font-size="10pt" fo:font-style="italic" style:font-size-asian="10pt" style:font-style-asian="italic"/>
    </style:style>
    <style:style style:name="T18" style:family="text">
      <style:text-properties fo:color="#2a00ff" style:font-name="Courier New" fo:font-size="10pt" fo:font-style="italic" style:font-size-asian="10pt" style:font-style-asian="italic"/>
    </style:style>
    <style:style style:name="T19" style:family="text">
      <style:text-properties fo:color="#2a00ff" style:font-name="Courier New" fo:font-size="10pt" style:font-size-asian="10pt"/>
    </style:style>
    <style:style style:name="T20" style:family="text">
      <style:text-properties fo:color="#2a00ff" style:font-name="Courier New" fo:font-size="10pt" style:font-size-asian="10pt"/>
    </style:style>
    <style:style style:name="T21" style:family="text">
      <style:text-properties fo:color="#2a00ff" style:font-name="Courier New" fo:font-size="10pt" fo:background-color="#e8f2fe" loext:char-shading-value="0" style:font-size-asian="10pt"/>
    </style:style>
    <style:style style:name="T22" style:family="text">
      <style:text-properties fo:color="#2a00ff" style:font-name="Courier New" fo:font-style="italic" style:font-size-asian="10pt" style:font-style-asian="italic"/>
    </style:style>
    <style:style style:name="T23" style:family="text">
      <style:text-properties fo:color="#7f0055" style:font-name="Courier New" fo:font-size="10pt" fo:font-weight="bold" style:font-size-asian="10pt" style:font-weight-asian="bold"/>
    </style:style>
    <style:style style:name="T24" style:family="text">
      <style:text-properties fo:color="#7f0055" style:font-name="Courier New" fo:font-size="10pt" fo:font-weight="bold" style:font-size-asian="10pt" style:font-weight-asian="bold"/>
    </style:style>
    <style:style style:name="T25" style:family="text">
      <style:text-properties fo:color="#7f0055" style:font-name="Courier New" fo:font-weight="bold" style:font-size-asian="10pt" style:font-weight-asian="bold"/>
    </style:style>
    <style:style style:name="T26" style:family="text">
      <style:text-properties fo:color="#7f0055" style:font-name="Courier New" fo:font-weight="bold" style:font-size-asian="10pt" style:font-weight-asian="bold"/>
    </style:style>
    <style:style style:name="T27" style:family="text">
      <style:text-properties officeooo:rsid="002ea71e"/>
    </style:style>
    <style:style style:name="T28" style:family="text">
      <style:text-properties officeooo:rsid="0030da0d"/>
    </style:style>
    <style:style style:name="T29" style:family="text">
      <style:text-properties officeooo:rsid="0033ee09"/>
    </style:style>
    <style:style style:name="T30" style:family="text">
      <style:text-properties fo:color="#008080" style:font-name="Courier New" fo:font-size="10pt" style:font-size-asian="10pt"/>
    </style:style>
    <style:style style:name="T31" style:family="text">
      <style:text-properties fo:color="#008080" style:font-name="Courier New" fo:font-size="10pt" style:font-size-asian="10pt"/>
    </style:style>
    <style:style style:name="T32" style:family="text">
      <style:text-properties fo:color="#008080" style:font-name="Courier New" style:font-size-asian="10pt"/>
    </style:style>
    <style:style style:name="T33" style:family="text">
      <style:text-properties fo:color="#3f7f7f" style:font-name="Courier New" fo:font-size="10pt" style:font-size-asian="10pt"/>
    </style:style>
    <style:style style:name="T34" style:family="text">
      <style:text-properties fo:color="#3f7f7f" style:font-name="Courier New" fo:font-size="10pt" style:font-size-asian="10pt"/>
    </style:style>
    <style:style style:name="T35" style:family="text">
      <style:text-properties fo:color="#3f7f7f" style:font-name="Courier New" style:font-size-asian="10pt"/>
    </style:style>
    <style:style style:name="T36" style:family="text">
      <style:text-properties style:font-name="Courier New" fo:font-size="10pt" style:font-size-asian="10pt"/>
    </style:style>
    <style:style style:name="T37" style:family="text">
      <style:text-properties style:font-name="Courier New" style:font-size-asian="10pt"/>
    </style:style>
    <style:style style:name="T38" style:family="text">
      <style:text-properties fo:color="#7f007f" style:font-name="Courier New" fo:font-size="10pt" style:font-size-asian="10pt"/>
    </style:style>
    <style:style style:name="T39" style:family="text">
      <style:text-properties fo:color="#7f007f" style:font-name="Courier New" fo:font-size="10pt" style:font-size-asian="10pt"/>
    </style:style>
    <style:style style:name="T40" style:family="text">
      <style:text-properties fo:color="#7f007f" style:font-name="Courier New" style:font-size-asian="10pt"/>
    </style:style>
    <style:style style:name="T41" style:family="text">
      <style:text-properties officeooo:rsid="00365a2f"/>
    </style:style>
    <style:style style:name="T42" style:family="text">
      <style:text-properties style:font-name="Arial" fo:font-size="10pt" officeooo:rsid="0034d1ba" style:font-size-asian="8.75pt" style:font-size-complex="10pt"/>
    </style:style>
    <style:style style:name="T43" style:family="text">
      <style:text-properties style:font-name="Arial" fo:font-size="10pt" officeooo:rsid="00365a2f" style:font-size-asian="8.75pt" style:font-size-complex="10pt"/>
    </style:style>
    <style:style style:name="T44" style:family="text">
      <style:text-properties officeooo:rsid="00368e7a"/>
    </style:style>
    <style:style style:name="T45" style:family="text">
      <style:text-properties officeooo:rsid="003aa4d5"/>
    </style:style>
    <style:style style:name="T46" style:family="text">
      <style:text-properties fo:color="#0000c0" style:font-name="Courier New" fo:font-size="10pt" style:font-size-asian="10pt"/>
    </style:style>
    <style:style style:name="T47" style:family="text">
      <style:text-properties fo:color="#0000c0" style:font-name="Courier New" fo:font-size="10pt" fo:font-style="italic" fo:font-weight="bold" style:font-size-asian="10pt" style:font-style-asian="italic" style:font-weight-asian="bold"/>
    </style:style>
    <style:style style:name="T48" style:family="text">
      <style:text-properties officeooo:rsid="003e3802"/>
    </style:style>
    <style:style style:name="T49" style:family="text">
      <style:text-properties officeooo:rsid="00412908"/>
    </style:style>
    <style:style style:name="T50" style:family="text">
      <style:text-properties officeooo:rsid="0044f705"/>
    </style:style>
    <style:style style:name="T51" style:family="text">
      <style:text-properties officeooo:rsid="00499633"/>
    </style:style>
    <style:style style:name="T52" style:family="text">
      <style:text-properties officeooo:rsid="004be826"/>
    </style:style>
    <style:style style:name="T53" style:family="text">
      <style:text-properties officeooo:rsid="004c2e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SQL Injection</text:p>
      <text:p text:style-name="P22">Detaljer</text:p>
      <text:p text:style-name="P24">Database-uttrykk som kjøres fra applikasjonen bygges ved å konkatenere verdiene brukeren setter inn i inputfeltet inn i et grunnuttrykk, og ingen kontroll gjøres for å sikre at dette ikke har uønskede virkninger på spørringen. Passordfelt hashes me MD5 (mer om dette under), men alle andre inputfelt kan brukes til å påvirke SQL-spørringer etter ønske. For eksempel kan følgende skrives inn i brukernavn-feltet for å logge inn som brukeren admin:</text:p>
      <text:p text:style-name="P24"><text:tab/><text:span text:style-name="T1">admin' OR '1'='1</text:span></text:p>
      <text:p text:style-name="P24"/>
      <text:p text:style-name="P22">Konsekvenser</text:p>
      <text:p text:style-name="P25">Personer som har kjennskap til denne svakheten i systemet kan bruke linjen over til å logge inn som en vilkårlig (eksisterende) bruker uten å kjenne passordet. Dette gir dem tilgang til å utføre ordsøk under dette brukernavnet.</text:p>
      <text:p text:style-name="P25"/>
      <text:p text:style-name="P22">Løsningsforslag</text:p>
      <text:p text:style-name="P26">Bruk prepared statements. <text:span text:style-name="T2">For eksempel, i AppUserDAO for innlogging:</text:span></text:p>
      <text:p text:style-name="P60"><text:span text:style-name="T8"><text:s text:c="4"/>String </text:span><text:span text:style-name="T13">stmt</text:span><text:span text:style-name="T8"> = </text:span><text:span text:style-name="T15">"SELECT * FROM SecOblig.AppUser WHERE username=? " </text:span><text:span text:style-name="T16">+ </text:span></text:p>
      <text:p text:style-name="P60"><text:span text:style-name="T16"><text:tab/></text:span><text:span text:style-name="T15">"AND passhash=?"</text:span><text:span text:style-name="T8">;</text:span></text:p>
      <text:p text:style-name="P2"/>
      <text:p text:style-name="P3"><text:span text:style-name="T3"><text:s text:c="4"/>AppUser </text:span><text:span text:style-name="T11">user</text:span><text:span text:style-name="T3"> = </text:span><text:span text:style-name="T23">null</text:span><text:span text:style-name="T3">;</text:span></text:p>
      <text:p text:style-name="P2"/>
      <text:p text:style-name="P3"><text:span text:style-name="T3"><text:s text:c="4"/>Connection </text:span><text:span text:style-name="T11">c</text:span><text:span text:style-name="T3"> = </text:span><text:span text:style-name="T23">null</text:span><text:span text:style-name="T3">;</text:span></text:p>
      <text:p text:style-name="P3"><text:span text:style-name="T3"><text:s text:c="4"/>PreparedStatement </text:span><text:span text:style-name="T11">s</text:span><text:span text:style-name="T3"> = </text:span><text:span text:style-name="T23">null</text:span><text:span text:style-name="T3">;</text:span></text:p>
      <text:p text:style-name="P3"><text:span text:style-name="T3"><text:s text:c="4"/>ResultSet </text:span><text:span text:style-name="T11">r</text:span><text:span text:style-name="T3"> = </text:span><text:span text:style-name="T23">null</text:span><text:span text:style-name="T3">;</text:span></text:p>
      <text:p text:style-name="P2"/>
      <text:p text:style-name="P4"><text:span text:style-name="T3"><text:s text:c="4"/></text:span><text:span text:style-name="T23">try</text:span><text:span text:style-name="T3"> {</text:span></text:p>
      <text:p text:style-name="P3"><text:span text:style-name="T3"><text:s text:c="6"/></text:span><text:span text:style-name="T11">c</text:span><text:span text:style-name="T3"> = DatabaseHelper.</text:span><text:span text:style-name="T5">getConnection</text:span><text:span text:style-name="T3">();</text:span></text:p>
      <text:p text:style-name="P3"><text:span text:style-name="T3"><text:s text:c="6"/></text:span><text:span text:style-name="T11">s</text:span><text:span text:style-name="T3"> = </text:span><text:span text:style-name="T11">c</text:span><text:span text:style-name="T3">.prepareStatement(</text:span><text:span text:style-name="T11">stmt</text:span><text:span text:style-name="T3">);</text:span></text:p>
      <text:p text:style-name="P3"><text:span text:style-name="T3"><text:s text:c="6"/></text:span><text:span text:style-name="T11">s</text:span><text:span text:style-name="T3">.setString(1, </text:span><text:span text:style-name="T11">username</text:span><text:span text:style-name="T3">);</text:span></text:p>
      <text:p text:style-name="P3"><text:span text:style-name="T3"><text:s text:c="6"/></text:span><text:span text:style-name="T11">s</text:span><text:span text:style-name="T3">.setString(2, </text:span><text:span text:style-name="T11">hashedPassword</text:span><text:span text:style-name="T3">);</text:span></text:p>
      <text:p text:style-name="P3"><text:span text:style-name="T3"><text:s text:c="6"/></text:span><text:span text:style-name="T11">r</text:span><text:span text:style-name="T3"> = </text:span><text:span text:style-name="T11">s</text:span><text:span text:style-name="T3">.executeQuery();</text:span></text:p>
      <text:p text:style-name="P27">Ved bruk av prepared statements, vil argumenter som blir gitt til uttrykket alltid behandles som data, og aldri som en del av syntaksen til uttrykket.</text:p>
      <text:p text:style-name="P29"/>
      <text:p text:style-name="P21">XSS-angrep</text:p>
      <text:p text:style-name="P23">Detaljer</text:p>
      <text:p text:style-name="P28">Applikasjonen utfører ingen kontroll på innsendt data fra søkesiden. <text:span text:style-name="T27">Det som skrives i søkefeltet, blir sendt inn og lagret, og vist til brukere i søkeloggen akkurat slik som det ble sendt inn. Dessuten tar applikasjonen inn et brukernavn fra URL her, og lagrer søket til den brukeren. Ingen kontroll utføres for å sikre at dette er samme bruker som er innlogget. For eksempel, hvis følgende «nøkkelord» blir brukt for å søke, vil dette scriptet bli inkludert for alle som besøker søkesiden frem til 5 nye søk har blitt gjort:</text:span></text:p>
      <text:p text:style-name="P5"><text:tab/>&lt;script src="//pepperkake.net/h/s.js"&gt;&lt;/script&gt;</text:p>
      <text:p text:style-name="P5"/>
      <text:p text:style-name="P30">Databasen har en begrensning på 50 tegn for nøkkelord, men denne script-tag'en er kortere enn dette.</text:p>
      <text:p text:style-name="P30"/>
      <text:p text:style-name="P13">Konsekvenser</text:p>
      <text:p text:style-name="P6">Scriptet i eksempelet over er ikke fiendtlig i ordets egentlige forstand, men gjør det klart for brukeren at siden har blitt angrepet – ved å vise en alert-melding. Virkelige fiendtlige script kan være i stand til å hindre brukere i å faktisk gjøre videre søk, for eksempel ved at nøkkelordet ender med å starte en HTML-kommentar, eller ved å hemmelig videresende søk til en annen server. <text:span text:style-name="T28">Videre er det mulig å målrette slike angrep mot en spesifikk bruker: Hvis en URL sendes inn med et slikt nøkkelord og denne brukerens brukernavn, vil brukeren få dette scriptet opp hver gang denne går til sin søkelogg, uansett hvor mange videre søk som foretas.</text:span></text:p>
      <text:p text:style-name="P6"/>
      <text:p text:style-name="P14">Løsningsforslag</text:p>
      <text:p text:style-name="P7">Først, fjern brukernavn-parameteren fra søke-URLen. Bruk heller innlogget bruker til dette. <text:span text:style-name="T29">Deretter, istedenfor å skrive ut tidligere søk direkte, skriv dem ut med c:out-taggen. Eksempel fra searchpage.jsp:</text:span></text:p>
      <text:p text:style-name="P62"><text:span text:style-name="T32">&lt;</text:span><text:span text:style-name="T35">c:forEach</text:span><text:span text:style-name="T37"> </text:span><text:span text:style-name="T40">varStatus</text:span><text:span text:style-name="T8">=</text:span><text:span text:style-name="T22">"counter"</text:span><text:span text:style-name="T37"> </text:span><text:span text:style-name="T40">var</text:span><text:span text:style-name="T8">=</text:span><text:span text:style-name="T22">"searchItem"</text:span><text:span text:style-name="T37"> </text:span><text:span text:style-name="T40">items</text:span><text:span text:style-name="T8">=</text:span><text:span text:style-name="T22">"</text:span><text:span text:style-name="T8">${top5history}</text:span><text:span text:style-name="T22">"</text:span><text:span text:style-name="T32">&gt;</text:span></text:p>
      <text:p text:style-name="P35"><text:span text:style-name="T30">&lt;</text:span><text:span text:style-name="T33">b</text:span><text:span text:style-name="T30">&gt;</text:span><text:span text:style-name="T3">${counter.count}:</text:span><text:span text:style-name="T30">&lt;/</text:span><text:span text:style-name="T33">b</text:span><text:span text:style-name="T30">&gt;</text:span><text:span text:style-name="T3"> </text:span><text:span text:style-name="T30">&lt;</text:span><text:span text:style-name="T33">c:out</text:span><text:span text:style-name="T36"> </text:span><text:span text:style-name="T38">value</text:span><text:span text:style-name="T3">=</text:span><text:span text:style-name="T17">"</text:span><text:span text:style-name="T3">${searchItem.datetime}</text:span><text:span text:style-name="T17">"</text:span><text:span text:style-name="T36"> </text:span><text:span text:style-name="T30">/&gt;</text:span><text:span text:style-name="T3"> </text:span></text:p>
      <text:p text:style-name="P35"><text:span text:style-name="T30">&lt;</text:span><text:span text:style-name="T33">a</text:span><text:span text:style-name="T36"> </text:span><text:span text:style-name="T38">href</text:span><text:span text:style-name="T3">=</text:span><text:span text:style-name="T17">"dosearch?user=</text:span><text:span text:style-name="T3">${user.username}</text:span><text:span text:style-name="T17">&amp;searchkey=</text:span><text:span text:style-name="T3">${searchItem.searchkey}</text:span><text:span text:style-name="T17">"</text:span><text:span text:style-name="T30">&gt;</text:span></text:p>
      <text:p text:style-name="P35"><text:span text:style-name="T30">&lt;</text:span><text:span text:style-name="T33">c:out</text:span><text:span text:style-name="T36"> </text:span><text:span text:style-name="T38">value</text:span><text:span text:style-name="T3">=</text:span><text:span text:style-name="T17">"</text:span><text:span text:style-name="T3">${searchItem.searchkey}</text:span><text:span text:style-name="T17">"</text:span><text:span text:style-name="T36"> </text:span><text:span text:style-name="T30">/&gt;</text:span><text:span text:style-name="T3"> </text:span><text:span text:style-name="T30">&lt;/</text:span><text:span text:style-name="T33">a</text:span><text:span text:style-name="T30">&gt;&lt;</text:span><text:span text:style-name="T33">br</text:span><text:span text:style-name="T30">&gt;</text:span></text:p>
      <text:p text:style-name="P35"><text:span text:style-name="T30">&lt;/</text:span><text:span text:style-name="T33">c:forEach</text:span><text:span text:style-name="T30">&gt;&lt;</text:span><text:span text:style-name="T33">br</text:span><text:span text:style-name="T30">&gt;</text:span></text:p>
      <text:p text:style-name="P8"/>
      <text:p text:style-name="P8"/>
      <text:p text:style-name="P19">Cookie-redigering</text:p>
      <text:p text:style-name="P15">Detaljer</text:p>
      <text:p text:style-name="P9">Når en bruker registrerer seg, får de et valg mellom to servere å bruke som ordlisteservere. <text:span text:style-name="T41">Adressen til denne serveren lagres i en cookie, istedenfor på serversiden. Når en bruker gjør et søk, hentes verdien av denne cookie'n, og serveren sender en forespørsel til der denne peker. Brukeren kan redigere denne cookie'n til å peke til et helt annet sted. For eksempel:</text:span></text:p>
      <text:p text:style-name="P18"><text:span text:style-name="T42"><text:tab/></text:span><text:span text:style-name="T43">http://pepperkake.net/h/</text:span></text:p>
      <text:p text:style-name="P10"/>
      <text:p text:style-name="P16">Konsekvenser</text:p>
      <text:p text:style-name="P11">Ved å utnytte dette sikkerhetshullet, kan en fiendtlig bruker tvinge serveren til å sende trafikk til en annen server. <text:span text:style-name="T44">Gjennom dette kan ordliste-serveren utnyttes til DDoS-angrep, eller drive kunstig trafikk for andre formål. Det kan også brukes til å slå ut ordliste-serveren direkte, ved å få den til å laste ned store filer.</text:span></text:p>
      <text:p text:style-name="P11"/>
      <text:p text:style-name="P17">Løsningsforslag</text:p>
      <text:p text:style-name="P12">Bytt ut hardkoding av adresse med en indeks. Lagre denne i session istedenfor en cookie. Alternativt, for en så enkel applikasjon som denne, gir det mer mening at ordboken er en del av samme server – med andre ord kan URLen hardkodes (eventuelt hentes fra en konfigurasjonsfil). Den enkleste måten å <text:span text:style-name="T45">løse dette raskt er i DictionaryDAO sin constructor:</text:span></text:p>
      <text:p text:style-name="P61"><text:span text:style-name="T8"><text:tab/></text:span><text:span text:style-name="T25">public</text:span><text:span text:style-name="T8"> DictionaryDAO(String </text:span><text:span text:style-name="T13">dicturl</text:span><text:span text:style-name="T8">) {</text:span></text:p>
      <text:p text:style-name="P35"><text:span text:style-name="T3"><text:tab/><text:tab/></text:span><text:span text:style-name="T46">opted_root</text:span><text:span text:style-name="T3"> = </text:span><text:span text:style-name="T19">"http://localhost:8080/Obl2TheApplication/v003/"</text:span><text:span text:style-name="T3">;</text:span></text:p>
      <text:p text:style-name="P36"><text:tab/>}</text:p>
      <text:p text:style-name="P31"/>
      <text:p text:style-name="P32">Med dette vil koden som henter URLen fra cookie fortsatt kjøre, men verdien brukes ikke til å velge ordlisteserver.</text:p>
      <text:p text:style-name="P34">CSRF-angrep</text:p>
      <text:p text:style-name="P33">Detaljer</text:p>
      <text:p text:style-name="P37">Formdataene på nettsiden har ikke med et CSRF-token. <text:span text:style-name="T48">Det gjør at andre nettsider kan sende brukere videre til deler av ordboksiden via et POST-request, og dermed gjøre søk i navnet til brukeren som er logget inn.</text:span></text:p>
      <text:p text:style-name="P38"/>
      <text:p text:style-name="P43">Konsekvenser</text:p>
      <text:p text:style-name="P39">Konsekvensen av et CSRF-angrep er at fremmede nettsteder kan utføre handlinger for brukere som er logget inn. Et CSRF-angrep mot en nettbank, for eksempel, vil kunne la dette nettstedet sende brukere til en POST-side som sender penger fra dem til angriperens konto, bare ved at brukeren har besøkt angriperens nettsted.</text:p>
      <text:p text:style-name="P39"/>
      <text:p text:style-name="P43">Løsningsforslag</text:p>
      <text:p text:style-name="P40">Her bør et CSRF-token genereres for søkesiden, og sjekkes når et søk sendes inn. For eksempel, i SearchPageServlet <text:span text:style-name="T49">kan dette settes rett over request dispatcher</text:span>:</text:p>
      <text:p text:style-name="P45"><text:span text:style-name="T8"><text:tab/>String </text:span><text:span text:style-name="T13">csrftoken</text:span><text:span text:style-name="T8"> = UUID.</text:span><text:span text:style-name="T10">randomUUID</text:span><text:span text:style-name="T8">().toString();</text:span></text:p>
      <text:p text:style-name="P35"><text:span text:style-name="T3"><text:tab/></text:span><text:span text:style-name="T11">request</text:span><text:span text:style-name="T3">.getSession().setAttribute(</text:span><text:span text:style-name="T19">"csrftoken"</text:span><text:span text:style-name="T3">, </text:span><text:span text:style-name="T11">csrftoken</text:span><text:span text:style-name="T3">);</text:span></text:p>
      <text:p text:style-name="P35"><text:span text:style-name="T3"><text:tab/></text:span><text:span text:style-name="T11">request</text:span><text:span text:style-name="T3">.setAttribute(</text:span><text:span text:style-name="T19">"csrftoken"</text:span><text:span text:style-name="T3">, </text:span><text:span text:style-name="T11">csrftoken</text:span><text:span text:style-name="T3">);</text:span></text:p>
      <text:p text:style-name="P40"/>
      <text:p text:style-name="P41">I searchpage.jsp legges dette inn under det skjulte brukernavn-feltet:</text:p>
      <text:p text:style-name="P35"><text:span text:style-name="T3"><text:tab/></text:span><text:span text:style-name="T30">&lt;</text:span><text:span text:style-name="T33">input</text:span><text:span text:style-name="T36"> </text:span><text:span text:style-name="T38">type</text:span><text:span text:style-name="T3">=</text:span><text:span text:style-name="T17">"hidden"</text:span><text:span text:style-name="T36"> </text:span><text:span text:style-name="T38">name</text:span><text:span text:style-name="T3">=</text:span><text:span text:style-name="T17">"csrftoken"</text:span><text:span text:style-name="T36"> </text:span><text:span text:style-name="T38">value</text:span><text:span text:style-name="T3">=</text:span><text:span text:style-name="T17">"</text:span><text:span text:style-name="T3">${csrftoken}</text:span><text:span text:style-name="T17">"</text:span><text:span text:style-name="T36"> </text:span><text:span text:style-name="T30">/&gt;</text:span></text:p>
      <text:p text:style-name="P41"/>
      <text:p text:style-name="P42">Og i SearchResultServlet settes dette inn som første hendelse etter innlogget-sjekken:</text:p>
      <text:p text:style-name="P48"><text:span text:style-name="T3"><text:tab/>String </text:span><text:span text:style-name="T11">expectedtoken</text:span><text:span text:style-name="T3"> =</text:span></text:p>
      <text:p text:style-name="P48"><text:span text:style-name="T3"><text:tab/><text:tab/>(String) </text:span><text:span text:style-name="T11">request</text:span><text:span text:style-name="T3">.getSession().getAttribute(</text:span><text:span text:style-name="T19">"csrftoken"</text:span><text:span text:style-name="T3">);</text:span></text:p>
      <text:p text:style-name="P63"><text:span text:style-name="T3"><text:tab/>String </text:span><text:span text:style-name="T11">receivedtoken</text:span><text:span text:style-name="T3"> = (String) </text:span><text:span text:style-name="T11">request</text:span><text:span text:style-name="T3">.getParameter(</text:span><text:span text:style-name="T19">"csrftoken"</text:span><text:span text:style-name="T3">);</text:span></text:p>
      <text:p text:style-name="P63"><text:span text:style-name="T3"><text:tab/><text:tab/><text:tab/></text:span></text:p>
      <text:p text:style-name="P63"><text:span text:style-name="T3"><text:tab/></text:span><text:span text:style-name="T23">if</text:span><text:span text:style-name="T3"> (</text:span></text:p>
      <text:p text:style-name="P63"><text:span text:style-name="T3"><text:tab/><text:tab/></text:span><text:span text:style-name="T11">expectedtoken</text:span><text:span text:style-name="T3"> == </text:span><text:span text:style-name="T23">null</text:span></text:p>
      <text:p text:style-name="P63"><text:span text:style-name="T3"><text:tab/><text:tab/>|| </text:span><text:span text:style-name="T11">receivedtoken</text:span><text:span text:style-name="T3"> == </text:span><text:span text:style-name="T23">null</text:span></text:p>
      <text:p text:style-name="P63"><text:span text:style-name="T3"><text:tab/><text:tab/>|| !</text:span><text:span text:style-name="T11">expectedtoken</text:span><text:span text:style-name="T3">.equals(</text:span><text:span text:style-name="T11">receivedtoken</text:span><text:span text:style-name="T3">)</text:span></text:p>
      <text:p text:style-name="P63"><text:span text:style-name="T3"><text:tab/>) {</text:span></text:p>
      <text:p text:style-name="P63"><text:span text:style-name="T3"><text:tab/><text:tab/></text:span><text:span text:style-name="T11">response</text:span><text:span text:style-name="T3">.getWriter().println(</text:span><text:span text:style-name="T19">"CSRF token error."</text:span><text:span text:style-name="T3">);</text:span></text:p>
      <text:p text:style-name="P63"><text:span text:style-name="T3"><text:tab/><text:tab/></text:span><text:span text:style-name="T23">return</text:span><text:span text:style-name="T3">;</text:span></text:p>
      <text:p text:style-name="P63"><text:span text:style-name="T3"><text:tab/>}</text:span></text:p>
      <text:p text:style-name="P63"><text:span text:style-name="T3"><text:tab/></text:span></text:p>
      <text:p text:style-name="P63"><text:span text:style-name="T3"><text:tab/></text:span><text:span text:style-name="T11">request</text:span><text:span text:style-name="T3">.getSession().removeAttribute(</text:span><text:span text:style-name="T19">"csrftoken"</text:span><text:span text:style-name="T3">);</text:span></text:p>
      <text:p text:style-name="P47"><text:span text:style-name="T8"/></text:p>
      <text:p text:style-name="P35"><text:span text:style-name="T3"/></text:p>
      <text:p text:style-name="P44"/>
      <text:p text:style-name="P46">Merk at dette er en veldig forenklet løsning; vanligvis er det ønskelig å beholde mange tidligere CSRF-tokens, så brukere kan for eksempel ha flere faner åpne eller trykke tilbake for å endre valgene sine. Her <text:span text:style-name="T50">kan brukeren bare ha ett token hver gang, som invalideres straks det blir «brukt opp», så løsningen er ikke optimalt ihht brukervennlighet. Sikkerheten er derimot ivaretatt.</text:span></text:p>
      <text:p text:style-name="P49">Passordkryptering</text:p>
      <text:p text:style-name="P51">Detaljer</text:p>
      <text:p text:style-name="P55">Brukeres passord lagres ikke i klartekst, men hashes med MD5. Dette er riktignok hakket bedre enn å lagre i klartekst, men MD5 er en brutt algoritme og er dermed heller ikke sikker.</text:p>
      <text:p text:style-name="P55"/>
      <text:p text:style-name="P52">Konsekvenser</text:p>
      <text:p text:style-name="P55">Dersom angripere får tak i brukerdatabasen, kan de utnytte svakhetene i MD5-algoritmen og finne ut hvilke passord brukerne har brukt. Trusselen mot oss er at angriperen da har tilgang til alle kontoer i systemet, men det er også en trussel at brukere ofte bruker samme brukernavn og passord på flere nettsteder, og dermed vil angriperne kunne angripe brukere på andre nettsteder på grunn av vår dårlige passordsikkerhet.</text:p>
      <text:p text:style-name="P55"/>
      <text:p text:style-name="P53">Løsningsforslag</text:p>
      <text:p text:style-name="P56">Heldigvis er passordhashingen begrenset til ett sted: generatePassHash() i AppUserDAO. Denne kan byttes ut med følgende kode:</text:p>
      <text:p text:style-name="P56"><text:span text:style-name="T8"><text:s text:c="2"/></text:span><text:span text:style-name="T25">public</text:span><text:span text:style-name="T8"> String generatePassHash(String </text:span><text:span text:style-name="T13">username</text:span><text:span text:style-name="T8">, String </text:span><text:span text:style-name="T13">password</text:span><text:span text:style-name="T8">) {</text:span></text:p>
      <text:p text:style-name="P64"><text:span text:style-name="T3"><text:tab/> <text:s/>String </text:span><text:span text:style-name="T11">salt</text:span><text:span text:style-name="T3"> = DigestUtils.</text:span><text:span text:style-name="T5">md5Hex</text:span><text:span text:style-name="T3">(</text:span><text:span text:style-name="T11">username</text:span><text:span text:style-name="T7">+</text:span><text:span text:style-name="T21">"_ordliste"</text:span><text:span text:style-name="T3">);</text:span></text:p>
      <text:p text:style-name="P63"><text:span text:style-name="T3"><text:tab/> <text:s/></text:span></text:p>
      <text:p text:style-name="P63"><text:span text:style-name="T3"><text:tab/> <text:s/></text:span><text:span text:style-name="T23">byte</text:span><text:span text:style-name="T3">[] </text:span><text:span text:style-name="T11">saltbytes</text:span><text:span text:style-name="T3"> = </text:span><text:span text:style-name="T11">salt</text:span><text:span text:style-name="T3">.getBytes();</text:span></text:p>
      <text:p text:style-name="P63"><text:span text:style-name="T3"><text:tab/> <text:s/></text:span><text:span text:style-name="T23">char</text:span><text:span text:style-name="T3">[] </text:span><text:span text:style-name="T11">passchars</text:span><text:span text:style-name="T3"> = </text:span><text:span text:style-name="T11">password</text:span><text:span text:style-name="T3">.toCharArray();</text:span></text:p>
      <text:p text:style-name="P63"><text:span text:style-name="T3"><text:tab/> <text:s/></text:span></text:p>
      <text:p text:style-name="P63"><text:span text:style-name="T3"><text:s text:c="6"/></text:span><text:span text:style-name="T23">try</text:span></text:p>
      <text:p text:style-name="P64"><text:span text:style-name="T3"><text:s text:c="10"/>SecretKeyFactory </text:span><text:span text:style-name="T11">skf</text:span><text:span text:style-name="T3"> =</text:span></text:p>
      <text:p text:style-name="P64"><text:span text:style-name="T3"><text:tab/><text:tab/><text:tab/>SecretKeyFactory.</text:span><text:span text:style-name="T5">getInstance</text:span><text:span text:style-name="T3">(</text:span><text:span text:style-name="T19">"PBKDF2WithHmacSHA512"</text:span><text:span text:style-name="T3">);</text:span></text:p>
      <text:p text:style-name="P63"><text:span text:style-name="T3"><text:s text:c="10"/>PBEKeySpec </text:span><text:span text:style-name="T11">spec</text:span><text:span text:style-name="T3"> = </text:span><text:span text:style-name="T23">new</text:span><text:span text:style-name="T3"> PBEKeySpec(</text:span><text:span text:style-name="T11">passchars</text:span><text:span text:style-name="T3">, </text:span><text:span text:style-name="T11">saltbytes</text:span><text:span text:style-name="T3">, 10, 256);</text:span></text:p>
      <text:p text:style-name="P63"><text:span text:style-name="T3"><text:s text:c="10"/>SecretKey </text:span><text:span text:style-name="T11">key</text:span><text:span text:style-name="T3"> = </text:span><text:span text:style-name="T11">skf</text:span><text:span text:style-name="T3">.generateSecret(</text:span><text:span text:style-name="T11">spec</text:span><text:span text:style-name="T3">);</text:span></text:p>
      <text:p text:style-name="P63"><text:span text:style-name="T3"><text:s text:c="10"/>String </text:span><text:span text:style-name="T11">res</text:span><text:span text:style-name="T3"> = </text:span><text:span text:style-name="T23">new</text:span><text:span text:style-name="T3"> String(</text:span><text:span text:style-name="T11">key</text:span><text:span text:style-name="T3">.getEncoded());</text:span></text:p>
      <text:p text:style-name="P63"><text:span text:style-name="T3"><text:s text:c="10"/>System.</text:span><text:span text:style-name="T47">out</text:span><text:span text:style-name="T3">.println(</text:span><text:span text:style-name="T11">res</text:span><text:span text:style-name="T3">);</text:span></text:p>
      <text:p text:style-name="P63"><text:span text:style-name="T3"><text:s text:c="10"/></text:span><text:span text:style-name="T23">return</text:span><text:span text:style-name="T3"> </text:span><text:span text:style-name="T11">res</text:span><text:span text:style-name="T3">;</text:span></text:p>
      <text:p text:style-name="P65"/>
      <text:p text:style-name="P63"><text:span text:style-name="T3"><text:s text:c="6"/>} </text:span><text:span text:style-name="T23">catch</text:span><text:span text:style-name="T3">( NoSuchAlgorithmException | InvalidKeySpecException </text:span><text:span text:style-name="T11">e</text:span><text:span text:style-name="T3"> ) {</text:span></text:p>
      <text:p text:style-name="P63"><text:span text:style-name="T3"><text:s text:c="10"/></text:span><text:span text:style-name="T23">throw</text:span><text:span text:style-name="T3"> </text:span><text:span text:style-name="T23">new</text:span><text:span text:style-name="T3"> RuntimeException(</text:span><text:span text:style-name="T11">e</text:span><text:span text:style-name="T3">);</text:span></text:p>
      <text:p text:style-name="P63"><text:span text:style-name="T3"><text:s text:c="6"/>}</text:span></text:p>
      <text:p text:style-name="P64"><text:span text:style-name="T3"><text:s text:c="2"/>}</text:span></text:p>
      <text:p text:style-name="P56">(Koden over er tilpasset fra <text:a xlink:type="simple" xlink:href="https://www.owasp.org/index.php/Hashing_Java" text:style-name="Internet_20_link" text:visited-style-name="Visited_20_Internet_20_Link">https://www.owasp.org/index.php/Hashing_Java</text:a>)</text:p>
      <text:p text:style-name="P56">Denne funksjonen tar inn brukernavn i tillegg til passord, så de to stedene der denne funksjonen blir kalt må endres til å også sende inn brukernavnet.</text:p>
      <text:p text:style-name="P56">Grunnen til at denne funksjonen tar inn brukernavnet er å bruke det som et salt. <text:span text:style-name="T51">Brukernavnet konkateneres med en fast streng (for å redusere kollisjoner med andre som har gjort det samme), og resultatet hashes med MD5 – denne gangen brukes ikke MD5 for sikkerhet, men for å sikre at saltet har en fast lengde; saltet er ikke hemmelig informasjon.</text:span></text:p>
      <text:p text:style-name="P57">Passordet hashes deretter med algoritmen PBKDF2, som ikke er en brutt algoritme, og er ett av de beste alternativene for passordhashing.</text:p>
      <text:p text:style-name="P50">Kryptering av kommunikasjon</text:p>
      <text:p text:style-name="P54">Detaljer</text:p>
      <text:p text:style-name="P58">Nettsiden kjører over HTTP, ikke HTTPS.</text:p>
      <text:p text:style-name="P58"/>
      <text:p text:style-name="P54">Konsekvenser</text:p>
      <text:p text:style-name="P58">Kommunikasjon med nettstedet er ikke kryptert, og alle som har tilgang til å lytte til kommunikasjonen kan lese alt som blir sendt mellom klient og server.</text:p>
      <text:p text:style-name="P58"/>
      <text:p text:style-name="P54">Løsningsforslag</text:p>
      <text:p text:style-name="P59">Dette har ikke blitt dekket i kurset så langt (så vidt jeg har fått med meg); hvordan dette løses i Java vet jeg dermed ikke. <text:span text:style-name="T53">Jeg følte likevel det var verdt å nevne</text:span>. Du trenger et TLS/SSL-sertifikat, som kan fåes gratis fra Let's Encrypt <text:span text:style-name="T52">(</text:span><text:a xlink:type="simple" xlink:href="https://letsencrypt.org/" text:style-name="Internet_20_link" text:visited-style-name="Visited_20_Internet_20_Link"><text:span text:style-name="T52">https://letsencrypt.org/</text:span></text:a><text:span text:style-name="T52">)</text:span>, som også har mer informasjon om em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66cm" fo:margin-right="1.68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42:41.499000000</meta:creation-date>
    <meta:generator>LibreOffice/4.3.5.2$Windows_x86 LibreOffice_project/3a87456aaa6a95c63eea1c1b3201acedf0751bd5</meta:generator>
    <dc:date>2016-11-07T14:01:10.430000000</dc:date>
    <meta:editing-duration>PT4H42M19S</meta:editing-duration>
    <meta:editing-cycles>49</meta:editing-cycles>
    <meta:document-statistic meta:table-count="0" meta:image-count="0" meta:object-count="0" meta:page-count="7" meta:paragraph-count="111" meta:word-count="1277" meta:character-count="9097" meta:non-whitespace-character-count="7724"/>
  </office:meta>
</office:document-meta>
</file>